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9cm" fo:min-width="16.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56cm" fo:min-width="7.262cm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9cm" fo:min-width="0.89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93cm" fo:min-width="0.7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0.238cm" fo:min-width="8.2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1.403cm" fo:min-width="8.01cm"/>
    </style:style>
    <style:style style:name="gr8" style:family="graphic" style:parent-style-name="standard">
      <style:graphic-properties draw:stroke="none" svg:stroke-color="#000000" draw:fill="none" draw:fill-color="#ffffff" fo:min-height="6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5.395cm" fo:min-width="8.66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364cm" fo:min-width="8.4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2.926cm" fo:min-width="3.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8.034cm" svg:height="1.651cm" svg:x="1.635cm" svg:y="1.254cm">
          <text:p text:style-name="P1"><text:span text:style-name="T1">Internet Repositories of Linux Software</text:span></text:p>
          <text:p text:style-name="P1">[Ubuntu, Canonical, Linux Mint, SIL, Launchpad PPAs (Wasta)]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2" draw:id="id2" draw:layer="layout" svg:width="8.382cm" svg:height="0.762cm" svg:x="6.461cm" svg:y="3.921cm">
          <text:p text:style-name="P1">Internet Download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52cm" svg:y1="2.905cm" svg:x2="10.652cm" svg:y2="3.921cm" draw:start-shape="id1" draw:start-glue-point="6" draw:end-shape="id2" draw:end-glue-point="4" svg:d="M10652 2905v1016" svg:viewBox="0 0 1 1017">
          <text:p/>
        </draw:connector>
        <draw:connector draw:style-name="gr3" draw:text-style-name="P3" draw:layer="layout" draw:type="line" svg:x1="10.652cm" svg:y1="4.683cm" svg:x2="10.648cm" svg:y2="5.647cm" draw:start-shape="id2" draw:start-glue-point="6" svg:d="M10652 4683l-4 964" svg:viewBox="0 0 5 965">
          <text:p/>
        </draw:connector>
        <draw:custom-shape draw:style-name="gr4" draw:text-style-name="P2" xml:id="id4" draw:id="id4" draw:layer="layout" svg:width="1.397cm" svg:height="0.889cm" svg:x="5.191cm" svg:y="6.715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.27cm" svg:height="1.143cm" svg:x="15.224cm" svg:y="6.588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9.652cm" svg:height="11.43cm" svg:x="1.127cm" svg:y="9.001cm">
          <text:p text:style-name="P1"><text:span text:style-name="T1">- Procedure -</text:span> </text:p>
          <text:p text:style-name="P1"><text:span text:style-name="T1">Use wasta-offline-setup:</text:span></text:p>
          <text:p text:style-name="P1">1. Update the “<text:span text:style-name="T1">source</text:span>” computer’s</text:p>
          <text:p text:style-name="P1">software from the Internet </text:p>
          <text:p text:style-name="P1">using its <text:span text:style-name="T1">Software Updater</text:span> or</text:p>
          <text:p text:style-name="P1"><text:span text:style-name="T1">Synaptic Package Manager</text:span>.</text:p>
          <text:p text:style-name="P1">2. Use the <text:span text:style-name="T1">wasta-offline-setup</text:span></text:p>
          <text:p text:style-name="P1">program to get the updates from </text:p>
          <text:p text:style-name="P1"><text:s/>the “source” computer(s) onto a</text:p>
          <text:p text:style-name="P1">small &lt; 8GB memory stick. </text:p>
          <text:p text:style-name="P1">3. Run <text:span text:style-name="T1">wasta-offline</text:span> program</text:p>
          <text:p text:style-name="P1">on each of the “<text:span text:style-name="T1">target</text:span>” </text:p>
          <text:p text:style-name="P1">computers and while running, </text:p>
          <text:p text:style-name="P1">use its <text:span text:style-name="T1">Software Updater</text:span> to</text:p>
          <text:p text:style-name="P1">install updates to each identical </text:p>
          <text:p text:style-name="P1">computer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9.43cm" svg:height="12.573cm" svg:x="11.16cm" svg:y="9.001cm">
          <text:p text:style-name="P1"><text:span text:style-name="T1">- Procedure -</text:span></text:p>
          <text:p text:style-name="P1"><text:span text:style-name="T1">Use update-mirror.sh script:</text:span> </text:p>
          <text:p text:style-name="P1">1. Run the <text:span text:style-name="T1">update-mirror.sh</text:span> </text:p>
          <text:p text:style-name="P1">script to install &amp; configure</text:p>
          <text:p text:style-name="P1">apt-mirror, download all </text:p>
          <text:p text:style-name="P1">software packages from the </text:p>
          <text:p text:style-name="P1">Internet, and sync those</text:p>
          <text:p text:style-name="P1">packages to an external 1TB </text:p>
          <text:p text:style-name="P1">USB hard drive that functions</text:p>
          <text:p text:style-name="P1">as the “full mirror.”</text:p>
          <text:p text:style-name="P1">2. Run <text:span text:style-name="T1">wasta-offline</text:span> program</text:p>
          <text:p text:style-name="P1">on any Linux computer and </text:p>
          <text:p text:style-name="P1">while running, use its <text:span text:style-name="T1">Software</text:span></text:p>
          <text:p text:style-name="P1"><text:span text:style-name="T1">Updater</text:span> to install updates, or </text:p>
          <text:p text:style-name="P1">use the <text:span text:style-name="T1">Synaptic Package </text:span></text:p>
          <text:p text:style-name="P1"><text:span text:style-name="T1">Manager</text:span> or other installer to</text:p>
          <text:p text:style-name="P1">install any Linux softwar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8.89cm" svg:height="6.35cm" svg:x="1.127cm" svg:y="20.05cm">
          <draw:text-box>
            <text:p/>
          </draw:text-box>
        </draw:frame>
        <draw:custom-shape draw:style-name="gr9" draw:text-style-name="P2" xml:id="id8" draw:id="id8" draw:layer="layout" svg:width="9.779cm" svg:height="6.255cm" svg:x="1.037cm" svg:y="20.812cm">
          <text:p text:style-name="P1"><text:span text:style-name="T1">Downloads:</text:span> small/minimal.</text:p>
          <text:p text:style-name="P1"><text:span text:style-name="T1">Scope:</text:span> limited to a single </text:p>
          <text:p text:style-name="P1">distribution and architecture </text:p>
          <text:p text:style-name="P1">that matches what is on the “source”</text:p>
          <text:p text:style-name="P1">computer. Effectively transfers the </text:p>
          <text:p text:style-name="P1">state of the software from the </text:p>
          <text:p text:style-name="P1">“source” to “target” computer(s).</text:p>
          <text:p text:style-name="P1"><text:span text:style-name="T1">Media:</text:span> &lt; 8GB Memory stick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9" draw:id="id9" draw:layer="layout" svg:width="9.43cm" svg:height="5.112cm" svg:x="11.16cm" svg:y="21.828cm">
          <text:p text:style-name="P1"><text:span text:style-name="T1">Downloads:</text:span> may be very large.</text:p>
          <text:p text:style-name="P1"><text:span text:style-name="T1">Scope:</text:span> contains all distributions </text:p>
          <text:p text:style-name="P1">from precise to yakkety release</text:p>
          <text:p text:style-name="P1"><text:s/>including 64-bit and 32-bit. It is</text:p>
          <text:p text:style-name="P1">a full “mirror” 600GB of what’s in </text:p>
          <text:p text:style-name="P1">the Internet’s Linux repositories.<text:line-break/><text:span text:style-name="T1">Media:</text:span> 1TB USB hard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7.493cm" svg:height="2.794cm" svg:x="6.969cm" svg:y="5.699cm">
          <draw:text-box>
            <text:p/>
          </draw:text-box>
        </draw:frame>
        <draw:custom-shape draw:style-name="gr12" draw:text-style-name="P5" xml:id="id3" draw:id="id3" draw:layer="layout" svg:width="7.366cm" svg:height="3.175cm" svg:x="7.223cm" svg:y="5.572cm">
          <text:p text:style-name="P1">Able to create and<text:line-break/>maintain a full<text:line-break/>software mirror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3" draw:text-style-name="P6" draw:layer="layout" draw:type="line" svg:x1="7.223cm" svg:y1="7.16cm" svg:x2="6.588cm" svg:y2="7.159cm" draw:start-shape="id3" draw:start-glue-point="5" draw:end-shape="id4" draw:end-glue-point="1" svg:d="M7223 7160l-635-1" svg:viewBox="0 0 636 2">
          <text:p/>
        </draw:connector>
        <draw:connector draw:style-name="gr13" draw:text-style-name="P6" draw:layer="layout" draw:type="line" svg:x1="14.589cm" svg:y1="7.16cm" svg:x2="15.224cm" svg:y2="7.159cm" draw:start-shape="id3" draw:start-glue-point="7" draw:end-shape="id5" draw:end-glue-point="3" svg:d="M14589 7160l635-1" svg:viewBox="0 0 636 2">
          <text:p/>
        </draw:connector>
        <draw:connector draw:style-name="gr14" draw:text-style-name="P6" draw:layer="layout" draw:type="line" svg:x1="5.889cm" svg:y1="7.604cm" svg:x2="5.953cm" svg:y2="9.001cm" draw:start-shape="id4" draw:start-glue-point="2" draw:end-shape="id6" draw:end-glue-point="0" svg:d="M5889 7604l64 1397" svg:viewBox="0 0 65 1398">
          <text:p/>
        </draw:connector>
        <draw:connector draw:style-name="gr14" draw:text-style-name="P6" draw:layer="layout" draw:type="line" svg:x1="15.859cm" svg:y1="7.731cm" svg:x2="15.875cm" svg:y2="9.001cm" draw:start-shape="id5" draw:start-glue-point="2" draw:end-shape="id7" draw:end-glue-point="0" svg:d="M15859 7731l16 1270" svg:viewBox="0 0 17 1271">
          <text:p/>
        </draw:connector>
        <draw:connector draw:style-name="gr13" draw:text-style-name="P6" draw:layer="layout" draw:type="line" svg:x1="5.953cm" svg:y1="20.431cm" svg:x2="5.926cm" svg:y2="20.812cm" draw:start-shape="id6" draw:start-glue-point="2" draw:end-shape="id8" draw:end-glue-point="0" svg:d="M5953 20431l-27 381" svg:viewBox="0 0 28 382">
          <text:p/>
        </draw:connector>
        <draw:connector draw:style-name="gr13" draw:text-style-name="P6" draw:layer="layout" draw:type="line" svg:x1="15.875cm" svg:y1="21.574cm" svg:x2="15.875cm" svg:y2="21.828cm" draw:start-shape="id7" draw:start-glue-point="2" draw:end-shape="id9" draw:end-glue-point="0" svg:d="M15875 21574v254" svg:viewBox="0 0 1 2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5:54:26.896191360</meta:creation-date>
    <dc:date>2017-08-02T15:58:53.210656164</dc:date>
    <meta:editing-duration>PT1H31M35S</meta:editing-duration>
    <meta:editing-cycles>16</meta:editing-cycles>
    <meta:generator>LibreOffice/5.3.4.2$Linux_X86_64 LibreOffice_project/30m0$Build-2</meta:generator>
    <meta:print-date>2017-07-07T18:42:19.268305802</meta:print-date>
    <meta:document-statistic meta:object-count="19"/>
  </office:meta>
</office:document-meta>
</file>